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655E60000383D0000234CEDEEE41E31280148.svg" manifest:media-type="image/svg+xml"/>
  <manifest:file-entry manifest:full-path="Pictures/1000020100000269000001CB9F1BAD8F.png" manifest:media-type="image/png"/>
  <manifest:file-entry manifest:full-path="Pictures/10000201000001DF000001F4AC60DAB83530FE6D.png" manifest:media-type="image/png"/>
  <manifest:file-entry manifest:full-path="Pictures/1000020100000267000001CA5770DAE3.png" manifest:media-type="image/png"/>
  <manifest:file-entry manifest:full-path="Pictures/10060FFE00002F51000023313E128EEDEE64F8B2.svg" manifest:media-type="image/svg+xml"/>
  <manifest:file-entry manifest:full-path="Pictures/10000201000004E40000018F4DFBEADF.png" manifest:media-type="image/png"/>
  <manifest:file-entry manifest:full-path="Pictures/100002010000017E0000011020D2E9CA.png" manifest:media-type="image/png"/>
  <manifest:file-entry manifest:full-path="Pictures/100000000000030100000107E2E6F083CDC1C7FE.png" manifest:media-type="image/png"/>
  <manifest:file-entry manifest:full-path="Pictures/10039AD600001D5E000014F0A36DF3392DE4538D.svg" manifest:media-type="image/svg+xml"/>
  <manifest:file-entry manifest:full-path="Pictures/1006AA4A00002EDE0000234C6C9852A68CA4BC31.svg" manifest:media-type="image/svg+xml"/>
  <manifest:file-entry manifest:full-path="Pictures/1000020100000269000001CB94D898BF.png" manifest:media-type="image/png"/>
  <manifest:file-entry manifest:full-path="Pictures/10000201000001A30000010F8F77FAF7.png" manifest:media-type="image/png"/>
  <manifest:file-entry manifest:full-path="Pictures/1005FD7400002F6B0000234C443E3DC1EF5C2FBC.svg" manifest:media-type="image/svg+xml"/>
  <manifest:file-entry manifest:full-path="Pictures/100050340000272A0000272A0907D132C33D4506.svg" manifest:media-type="image/svg+xml"/>
  <manifest:file-entry manifest:full-path="Pictures/1000020100000261000001CB2D71C62C.png" manifest:media-type="image/png"/>
  <manifest:file-entry manifest:full-path="Pictures/1000020100000269000001CB3F741260.png" manifest:media-type="image/png"/>
  <manifest:file-entry manifest:full-path="Pictures/10000201000001FD000001FDBBED2557.png" manifest:media-type="image/png"/>
  <manifest:file-entry manifest:full-path="Pictures/10000C90000015BB00000EB0A4C3FFA7BBCC274B.svg" manifest:media-type="image/svg+xml"/>
  <manifest:file-entry manifest:full-path="Pictures/10000201000001A30000010FF369F5DE.png" manifest:media-type="image/png"/>
  <manifest:file-entry manifest:full-path="Pictures/10024BC70000203C000014D63630233BC6DA498E.svg" manifest:media-type="image/svg+xml"/>
  <manifest:file-entry manifest:full-path="Pictures/10000201000002DB000001CB11E1779D.png" manifest:media-type="image/png"/>
  <manifest:file-entry manifest:full-path="Pictures/10024A650000203C000014D6266168B849424DCB.svg" manifest:media-type="image/svg+xml"/>
  <manifest:file-entry manifest:full-path="Pictures/100002010000012D000000CCFBBEFE37.png" manifest:media-type="image/png"/>
  <manifest:file-entry manifest:full-path="Pictures/100610DD00002F6B0000234C6B13148F82373DF6.svg" manifest:media-type="image/svg+xml"/>
  <manifest:file-entry manifest:full-path="Pictures/1006340500002F6B0000234C2C8173C1FCCF6EC7.svg" manifest:media-type="image/svg+xml"/>
  <manifest:file-entry manifest:full-path="Pictures/10000000000001C200000128B5A42ABB.jpg" manifest:media-type="image/jpeg"/>
  <manifest:file-entry manifest:full-path="Pictures/100205430000D83B000044F70680997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1" svg:font-family="SourceCodePro-Bold"/>
    <style:font-face style:name="SourceCodePro-Regular1" svg:font-family="SourceCodePro-Regular"/>
    <style:font-face style:name="Lato4" svg:font-family="Lato" style:font-adornments="Light" style:font-pitch="variable"/>
    <style:font-face style:name="Lato2" svg:font-family="Lato" style:font-adornments="Regular" style:font-pitch="variable"/>
    <style:font-face style:name="Lucida Sans1" svg:font-family="'Lucida Sans'" style:font-pitch="variable"/>
    <style:font-face style:name="SimSun1" svg:font-family="SimSun" style:font-pitch="variable"/>
    <style:font-face style:name="Source Code Pro1" svg:font-family="'Source Code Pro'" style:font-pitch="variable"/>
    <style:font-face style:name="Source Code Pro" svg:font-family="'Source Code Pro'" style:font-adornments="Regular" style:font-pitch="variable"/>
    <style:font-face style:name="SourceCodePro-Bold" svg:font-family="SourceCodePro-Bold" style:font-pitch="variable"/>
    <style:font-face style:name="SourceCodePro-Regular" svg:font-family="SourceCodePro-Regular" style:font-pitch="variable"/>
    <style:font-face style:name="Lato" svg:font-family="Lato" style:font-family-generic="roman" style:font-pitch="variable"/>
    <style:font-face style:name="Lato3" svg:font-family="Lato" style:font-adornments="Light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7.474cm"/>
    </style:style>
    <style:style style:name="gr77" style:family="graphic" style:parent-style-name="standard">
      <style:graphic-properties draw:stroke="none" draw:fill="solid" draw:fill-color="#eeeeee" fo:min-height="8.994cm"/>
    </style:style>
    <style:style style:name="gr78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9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6.238cm"/>
    </style:style>
    <style:style style:name="gr8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3" style:family="graphic" style:parent-style-name="objectwithoutfill">
      <style:graphic-properties draw:textarea-vertical-align="middle" draw:auto-grow-height="false" fo:min-height="0.03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5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6" style:family="graphic" style:parent-style-name="objectwithoutfill">
      <style:graphic-properties draw:stroke="solid" draw:stroke-dash="Coars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3" style:family="graphic" style:parent-style-name="standard">
      <style:graphic-properties draw:stroke="none" draw:fill="solid" draw:fill-color="#eeeeee" fo:min-height="7.93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8" style:family="graphic" style:parent-style-name="standard">
      <style:graphic-properties draw:stroke="none" draw:fill="solid" draw:fill-color="#eeeeee" fo:min-height="10.052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100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101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7.40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5.23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6.45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draw:textarea-horizontal-align="center"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auto-grow-height="true" fo:min-height="16.45cm"/>
    </style:style>
    <style:style style:name="pr7" style:family="presentation" style:parent-style-name="Default-notes">
      <style:graphic-properties draw:auto-grow-height="false" fo:min-height="13.364cm"/>
    </style:style>
    <style:style style:name="pr8" style:family="presentation" style:parent-style-name="Default-notes">
      <style:graphic-properties draw:fill-color="#ffffff" draw:auto-grow-height="fals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style:paragraph-properties fo:text-align="end" style:writing-mode="lr-tb"/>
      <style:text-properties fo:font-size="24pt" fo:font-weight="250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  <style:text-properties fo:font-size="16pt"/>
    </style:style>
    <style:style style:name="P6" style:family="paragraph">
      <style:text-properties fo:font-size="16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6pt"/>
    </style:style>
    <style:style style:name="P9" style:family="paragraph">
      <style:text-properties fo:font-size="12pt"/>
    </style:style>
    <style:style style:name="P10" style:family="paragraph">
      <style:paragraph-properties>
        <style:tab-stops>
          <style:tab-stop style:position="6.988cm"/>
        </style:tab-stops>
      </style:paragraph-properties>
    </style:style>
    <style:style style:name="P11" style:family="paragraph">
      <style:paragraph-properties fo:text-align="center"/>
      <style:text-properties fo:font-size="14pt"/>
    </style:style>
    <style:style style:name="P12" style:family="paragraph">
      <style:text-properties fo:font-size="14pt"/>
    </style:style>
    <style:style style:name="P13" style:family="paragraph">
      <style:paragraph-properties fo:text-align="center" style:writing-mode="lr-tb"/>
      <style:text-properties fo:font-size="14pt"/>
    </style:style>
    <style:style style:name="P14" style:family="paragraph">
      <style:text-properties fo:font-weight="bold"/>
    </style:style>
    <style:style style:name="P15" style:family="paragraph">
      <style:paragraph-properties style:text-autospace="none"/>
    </style:style>
    <style:style style:name="P16" style:family="paragraph">
      <style:paragraph-properties style:text-autospace="none"/>
      <style:text-properties fo:color="#343e42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P17" style:family="paragraph">
      <style:paragraph-properties style:text-autospace="none"/>
      <style:text-properties style:font-name="Source Code Pro1" fo:font-size="12pt" fo:font-weight="normal" style:font-size-asian="18pt" style:font-size-complex="18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2pt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22" style:family="paragraph"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23" style:family="paragraph">
      <style:paragraph-properties style:text-autospace="none"/>
      <style:text-properties style:font-name="Source Code Pro1" fo:font-size="12pt" fo:font-weight="normal" style:font-size-asian="12pt" style:font-size-complex="12pt"/>
    </style:style>
    <style:style style:name="P24" style:family="paragraph">
      <style:paragraph-properties style:text-autospace="none"/>
      <style:text-properties fo:color="#000000" style:font-name="Source Code Pro1" fo:font-size="12pt" fo:font-weight="normal" style:font-size-asian="12pt" style:font-size-complex="12pt"/>
    </style:style>
    <style:style style:name="P25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26" style:family="paragraph"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27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  <style:text-properties fo:font-size="18pt"/>
    </style:style>
    <style:style style:name="P28" style:family="paragraph"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4pt"/>
    </style:style>
    <style:style style:name="T11" style:family="text">
      <style:text-properties fo:font-size="12pt" fo:font-style="normal" style:font-style-asian="normal" style:font-style-complex="normal"/>
    </style:style>
    <style:style style:name="T12" style:family="text">
      <style:text-properties fo:font-weight="bold"/>
    </style:style>
    <style:style style:name="T13" style:family="text">
      <style:text-properties fo:color="#343e42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4" style:family="text">
      <style:text-properties fo:color="#11868a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5" style:family="text">
      <style:text-properties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6" style:family="text">
      <style:text-properties fo:color="#4c5c05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7" style:family="text">
      <style:text-properties fo:color="#c73f05" style:font-name="Source Code Pro1" fo:font-size="12pt" fo:font-weight="normal" style:font-name-asian="SourceCodePro-Regular1" style:font-size-asian="13pt" style:font-name-complex="SourceCodePro-Regular1" style:font-size-complex="13pt"/>
    </style:style>
    <style:style style:name="T18" style:family="text">
      <style:text-properties fo:font-size="12pt" fo:font-weight="bold" style:font-weight-asian="bold" style:font-weight-complex="bold"/>
    </style:style>
    <style:style style:name="T19" style:family="text">
      <style:text-properties fo:color="#11868a"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0" style:family="text">
      <style:text-properties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1" style:family="text">
      <style:text-properties fo:color="#4c5c05"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2" style:family="text">
      <style:text-properties fo:color="#c73f05" style:font-name="Source Code Pro1" fo:font-size="12pt" fo:font-weight="bold" style:font-name-asian="SourceCodePro-Regular1" style:font-size-asian="18pt" style:font-weight-asian="bold" style:font-name-complex="SourceCodePro-Regular1" style:font-size-complex="18pt" style:font-weight-complex="bold"/>
    </style:style>
    <style:style style:name="T23" style:family="text">
      <style:text-properties style:font-name="Source Code Pro1" fo:font-size="12pt" fo:font-weight="bold" style:font-name-asian="SourceCodePro-Regular1" style:font-size-asian="18pt" style:font-weight-asian="bold" style:font-name-complex="SourceCodePro-Regular1" style:font-size-complex="18pt" style:font-weight-complex="bold"/>
    </style:style>
    <style:style style:name="T24" style:family="text">
      <style:text-properties fo:color="#343e42" style:font-name="Source Code Pro1" fo:font-size="12pt" fo:font-weight="bold" style:font-name-asian="SourceCodePro-Regular1" style:font-size-asian="18pt" style:font-weight-asian="bold" style:font-name-complex="SourceCodePro-Regular1" style:font-size-complex="18pt" style:font-weight-complex="bold"/>
    </style:style>
    <style:style style:name="T25" style:family="text">
      <style:text-properties fo:color="#11868a" style:font-name="Source Code Pro1" fo:font-size="12pt" fo:font-weight="bold" style:font-name-asian="SourceCodePro-Regular1" style:font-size-asian="18pt" style:font-weight-asian="bold" style:font-name-complex="SourceCodePro-Regular1" style:font-size-complex="18pt" style:font-weight-complex="bold"/>
    </style:style>
    <style:style style:name="T26" style:family="text">
      <style:text-properties fo:color="#c73f05"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7" style:family="text">
      <style:text-properties fo:color="#343e42" style:font-name="Source Code Pro1" fo:font-size="12pt" fo:font-weight="normal" style:font-name-asian="SourceCodePro-Regular1" style:font-size-asian="18pt" style:font-name-complex="SourceCodePro-Regular1" style:font-size-complex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style:font-name="Source Code Pro1" fo:font-size="12pt" fo:font-weight="normal" style:font-size-asian="18pt" style:font-size-complex="18pt"/>
    </style:style>
    <style:style style:name="T30" style:family="text">
      <style:text-properties style:font-name="Source Code Pro1" fo:font-size="18pt" fo:font-style="normal" fo:font-weight="normal" style:font-size-asian="18pt" style:font-size-complex="18pt"/>
    </style:style>
    <style:style style:name="T31" style:family="text">
      <style:text-properties style:font-name="Source Code Pro1" fo:font-size="18pt" fo:font-style="italic" fo:font-weight="normal" style:font-size-asian="18pt" style:font-style-asian="italic" style:font-size-complex="18pt" style:font-style-complex="italic"/>
    </style:style>
    <style:style style:name="T32" style:family="text">
      <style:text-properties fo:color="#11868a"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3" style:family="text">
      <style:text-properties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4" style:family="text">
      <style:text-properties fo:color="#4c5c05"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5" style:family="text">
      <style:text-properties fo:color="#c73f05"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6" style:family="text">
      <style:text-properties fo:color="#343e42" style:font-name="Source Code Pro1" fo:font-size="12pt" fo:font-weight="normal" style:font-name-asian="SourceCodePro-Regular1" style:font-size-asian="12pt" style:font-name-complex="SourceCodePro-Regular1" style:font-size-complex="12pt"/>
    </style:style>
    <style:style style:name="T37" style:family="text">
      <style:text-properties fo:font-variant="normal" fo:text-transform="none" fo:color="#11868a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4c5c05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73f05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43e42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SourceCodePro-Regular1" style:font-size-asian="12pt" style:font-style-asian="normal" style:font-weight-asian="normal" style:font-name-complex="SourceCodePro-Regular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73f05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Regular1" style:font-size-asian="12pt" style:font-style-asian="normal" style:font-weight-asian="bold" style:font-name-complex="SourceCodePro-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Regular1" style:font-size-asian="12pt" style:font-style-asian="normal" style:font-weight-asian="bold" style:font-name-complex="SourceCodePro-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style:font-name="Source Code Pro1"/>
    </style:style>
    <style:style style:name="T45" style:family="text">
      <style:text-properties fo:font-variant="normal" fo:text-transform="none" fo:color="#c73f05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Bold1" style:font-size-asian="12pt" style:font-style-asian="normal" style:font-weight-asian="bold" style:font-name-complex="SourceCodePro-Bold1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43e42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Regular1" style:font-size-asian="12pt" style:font-style-asian="normal" style:font-weight-asian="bold" style:font-name-complex="SourceCodePro-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94a4c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SourceCodePro-Regular1" style:font-size-asian="12pt" style:font-style-asian="normal" style:font-weight-asian="bold" style:font-name-complex="SourceCodePro-Regular1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Code Pro1" fo:font-size="14pt" fo:font-weight="normal" style:font-size-asian="14pt" style:font-size-complex="14pt"/>
    </style:style>
    <style:style style:name="T49" style:family="text">
      <style:text-properties style:font-name="Source Code Pro1" fo:font-size="14pt" fo:font-style="italic" fo:font-weight="normal" style:font-size-asian="14pt" style:font-style-asian="italic" style:font-size-complex="14pt" style:font-style-complex="italic"/>
    </style:style>
    <style:style style:name="T50" style:family="text">
      <style:text-properties fo:font-weight="250"/>
    </style:style>
    <style:style style:name="T51" style:family="text">
      <style:text-properties fo:font-size="18pt"/>
    </style:style>
    <style:style style:name="T52" style:family="text">
      <style:text-properties style:font-name="Source Code Pro1" fo:font-size="24pt" fo:font-weight="normal" style:font-size-asian="32pt" style:font-size-complex="32pt"/>
    </style:style>
    <style:style style:name="T5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D83B000044F706809979.svg" xlink:type="simple" xlink:show="embed" xlink:actuate="onLoad">
            <text:p/>
          </draw:image>
          <draw:image xlink:href="Pictures/10000201000004E40000018F4DFBEADF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B5A42ABB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8. Oktober 2018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Dhyan Möbus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" presentation:class="page"/>
          <draw:frame presentation:style-name="pr2" draw:layer="layout" svg:width="20cm" svg:height="16.45cm" svg:x="0.501cm" svg:y="12.75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 text:style-name="P4">Was ist ein Mikrocontroller, was ist Arduino?</text:p>
            <text:p text:style-name="P4">Loslegen mit Software-Installation</text:p>
            <text:p text:style-name="P4">Refresher Elektrizitätslehre</text:p>
            <text:p text:style-name="P4">Digitale und analoge Inputs und Outputs</text:p>
            <text:p text:style-name="P4">Kommunikation mit dem Computer</text:p>
            <text:p text:style-name="P4">Töne erzeugen, Servo ansteuern</text:p>
            <text:p text:style-name="P4">Ausblick</text:p>
          </draw:text-box>
        </draw:frame>
        <presentation:notes draw:style-name="dp2">
          <draw:page-thumbnail draw:style-name="gr3" draw:layer="layout" svg:width="20cm" svg:height="11.25cm" svg:x="0.5cm" svg:y="0.5cm" draw:page-number="2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5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6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8" draw:layer="layout" svg:width="10cm" svg:height="7.665cm" svg:x="3.5cm" svg:y="5.2cm">
          <draw:text-box>
            <text:p text:style-name="P7"><text:span text:style-name="T3">Personal Computer</text:span></text:p>
            <text:p text:style-name="P7"><text:span text:style-name="T3">oder Mobilgerät</text:span></text:p>
            <text:p text:style-name="P7"><text:span text:style-name="T3"/></text:p>
            <text:p text:style-name="P7"><text:span text:style-name="T4">Desktop, Laptop, Spielkonsole, Tablet, Smartphone</text:span></text:p>
            <text:p text:style-name="P7"><text:span text:style-name="T2"/></text:p>
            <text:p text:style-name="P7"><text:span text:style-name="T2">Allzweck-Gerät</text:span></text:p>
            <text:p text:style-name="P7"><text:span text:style-name="T2">viel Rechenleistung und Speicherplatz</text:span></text:p>
            <text:p text:style-name="P7"><text:span text:style-name="T2"/></text:p>
            <text:p text:style-name="P7"><text:span text:style-name="T2"/></text:p>
            <text:p text:style-name="P7"><text:span text:style-name="T3">Mikroprozessor</text:span></text:p>
          </draw:text-box>
        </draw:frame>
        <draw:frame draw:style-name="gr6" draw:text-style-name="P8" draw:layer="layout" svg:width="10cm" svg:height="7.665cm" svg:x="14.5cm" svg:y="5.2cm">
          <draw:text-box>
            <text:p text:style-name="P7"><text:span text:style-name="T5">Embedded-System</text:span></text:p>
            <text:p text:style-name="P7"><text:span text:style-name="T2"/></text:p>
            <text:p text:style-name="P7"><text:span text:style-name="T2"/></text:p>
            <text:p text:style-name="P7"><text:span text:style-name="T4">Digitaluhr, Kaffeemaschine, Verkehrsampel, Zahnbürste</text:span></text:p>
            <text:p text:style-name="P7"><text:span text:style-name="T2"/></text:p>
            <text:p text:style-name="P7"><text:span text:style-name="T2">optimiert für einen Zweck</text:span></text:p>
            <text:p text:style-name="P7"><text:span text:style-name="T2">klein und billig</text:span></text:p>
            <text:p text:style-name="P7"><text:span text:style-name="T2">alles nötige in einem Baustein</text:span></text:p>
            <text:p text:style-name="P7"><text:span text:style-name="T2"/></text:p>
            <text:p text:style-name="P7"><text:span text:style-name="T3">Mikrocontroller</text:span></text:p>
          </draw:text-box>
        </draw:frame>
        <presentation:notes draw:style-name="dp2">
          <draw:page-thumbnail draw:style-name="gr3" draw:layer="layout" svg:width="20cm" svg:height="11.25cm" svg:x="0.5cm" svg:y="0.5cm" draw:page-number="3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1" draw:layer="layout" svg:width="6.4cm" svg:height="3.6cm" svg:x="10.805cm" svg:y="5.3cm">
            <text:p text:style-name="P1">Mikro-</text:p>
            <text:p text:style-name="P1">controller</text:p>
            <text:p text:style-name="P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2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20cm" svg:height="11.25cm" svg:x="0.5cm" svg:y="0.5cm" draw:page-number="4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1" draw:layer="layout" svg:width="6.4cm" svg:height="3.6cm" svg:x="10.805cm" svg:y="3.5cm">
            <text:p text:style-name="P1">Mikro-</text:p>
            <text:p text:style-name="P1">controller</text:p>
            <text:p text:style-name="P1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2" draw:layer="layout" svg:width="3.139cm" svg:height="1.009cm" svg:x="4.861cm" svg:y="4.796cm">
          <draw:text-box>
            <text:p text:style-name="P2"><text:span text:style-name="T6">Sensoren</text:span></text:p>
          </draw:text-box>
        </draw:frame>
        <draw:frame draw:style-name="gr16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15.701cm" svg:y1="11.5cm" svg:x2="17.351cm" svg:y2="11.5cm">
            <text:p/>
          </draw:line>
          <draw:custom-shape draw:style-name="gr17" draw:text-style-name="P1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" draw:layer="layout" svg:x1="15.701cm" svg:y1="11.5cm" svg:x2="15.101cm" svg:y2="11.95cm">
            <text:p/>
          </draw:line>
          <draw:line draw:style-name="gr18" draw:text-style-name="P1" draw:layer="layout" svg:x1="15.101cm" svg:y1="11.95cm" svg:x2="15.101cm" svg:y2="12.25cm">
            <text:p/>
          </draw:line>
          <draw:g>
            <draw:custom-shape draw:style-name="gr20" draw:text-style-name="P1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1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9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9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9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1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1" draw:layer="layout" svg:width="1.405cm" svg:height="1.4cm" svg:x="16.179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20cm" svg:height="11.25cm" svg:x="0.5cm" svg:y="0.5cm" draw:page-number="5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6" presentation:class="page"/>
          <draw:frame presentation:style-name="pr2" draw:layer="layout" svg:width="20cm" svg:height="16.45cm" svg:x="0.501cm" svg:y="12.75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4.115cm" svg:x="1.4cm" svg:y="3.2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  <text:p text:style-name="P10"><text:span text:style-name="T9">Sprache umschalten:</text:span><text:span text:style-name="T9"><text:tab/></text:span><text:span text:style-name="T9">File ▸ Preferences <text:s/>(Windows)</text:span><text:span text:style-name="T9"><text:line-break/></text:span><text:span text:style-name="T9"><text:tab/></text:span><text:span text:style-name="T9">Arduino ▸ Preferences <text:s/>(Mac)</text:span>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2.63cm" svg:x="1.4cm" svg:y="7.0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7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3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7" presentation:class="page"/>
          <draw:frame presentation:style-name="pr2" draw:layer="layout" svg:width="20cm" svg:height="16.45cm" svg:x="0.501cm" svg:y="12.75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1" draw:layer="layout" svg:width="2cm" svg:height="2cm" svg:x="3.1cm" svg:y="7.157cm">
            <text:p text:style-name="P1"><text:span text:style-name="T10">Strom-</text:span></text:p>
            <text:p text:style-name="P1"><text:span text:style-name="T10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1" draw:layer="layout" svg:width="2.4cm" svg:height="2.4cm" svg:x="9.9cm" svg:y="6.957cm">
            <text:p text:style-name="P1"><text:span text:style-name="T10">Last,</text:span></text:p>
            <text:p text:style-name="P1"><text:span text:style-name="T10">Verbrau-</text:span></text:p>
            <text:p text:style-name="P1"><text:span text:style-name="T10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2" draw:layer="layout" svg:width="3.013cm" svg:height="1.429cm" svg:x="5.987cm" svg:y="7.409cm">
            <draw:text-box>
              <text:p><text:span text:style-name="T10">Spannung</text:span></text:p>
              <text:p><text:span text:style-name="T10">U = 5 V</text:span></text:p>
            </draw:text-box>
          </draw:frame>
          <draw:frame draw:style-name="gr34" draw:text-style-name="P13" draw:layer="layout" svg:width="2.479cm" svg:height="0.84cm" svg:x="4.634cm" svg:y="10.557cm">
            <draw:text-box>
              <text:p text:style-name="P7"><text:span text:style-name="T10">0 V, GND</text:span></text:p>
            </draw:text-box>
          </draw:frame>
          <draw:frame draw:style-name="gr35" draw:text-style-name="P13" draw:layer="layout" svg:width="2.411cm" svg:height="1.429cm" svg:x="4.668cm" svg:y="4.357cm">
            <draw:text-box>
              <text:p text:style-name="P7"><text:span text:style-name="T10">Potential</text:span></text:p>
              <text:p text:style-name="P7"><text:span text:style-name="T10">+5 V</text:span></text:p>
            </draw:text-box>
          </draw:frame>
          <draw:frame draw:style-name="gr36" draw:text-style-name="P13" draw:layer="layout" svg:width="2.517cm" svg:height="1.429cm" svg:x="8.085cm" svg:y="3.957cm">
            <draw:text-box>
              <text:p text:style-name="P7"><text:span text:style-name="T10">Strom</text:span></text:p>
              <text:p text:style-name="P7"><text:span text:style-name="T10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1" draw:layer="layout" svg:x1="5.873cm" svg:y1="5.957cm" svg:x2="5.873cm" svg:y2="10.357cm">
            <text:p/>
          </draw:line>
          <draw:line draw:style-name="gr38" draw:text-style-name="P1" draw:layer="layout" svg:x1="8.7cm" svg:y1="5.457cm" svg:x2="10.1cm" svg:y2="5.457cm">
            <text:p/>
          </draw:line>
          <draw:frame draw:style-name="gr39" draw:text-style-name="P13" draw:layer="layout" svg:width="2.517cm" svg:height="0.84cm" svg:x="8.085cm" svg:y="10.957cm">
            <draw:text-box>
              <text:p text:style-name="P7"><text:span text:style-name="T10">I = 30 mA</text:span></text:p>
            </draw:text-box>
          </draw:frame>
          <draw:line draw:style-name="gr38" draw:text-style-name="P1" draw:layer="layout" svg:x1="10.1cm" svg:y1="10.857cm" svg:x2="8.7cm" svg:y2="10.857cm">
            <text:p/>
          </draw:line>
          <draw:frame draw:style-name="gr40" draw:text-style-name="P13" draw:layer="layout" svg:width="0.786cm" svg:height="0.84cm" svg:x="3.314cm" svg:y="6.321cm">
            <draw:text-box>
              <text:p text:style-name="P7"><text:span text:style-name="T10">+</text:span></text:p>
            </draw:text-box>
          </draw:frame>
          <draw:frame draw:style-name="gr40" draw:text-style-name="P13" draw:layer="layout" svg:width="0.786cm" svg:height="0.84cm" svg:x="3.314cm" svg:y="9.157cm">
            <draw:text-box>
              <text:p text:style-name="P7"><text:span text:style-name="T10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2D000000CCFBBEFE37.png" xlink:type="simple" xlink:show="embed" xlink:actuate="onLoad"/>
        </draw:frame>
        <draw:frame draw:style-name="gr41" draw:text-style-name="P9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20cm" svg:height="11.25cm" svg:x="0.5cm" svg:y="0.5cm" draw:page-number="8" presentation:class="page"/>
          <draw:frame presentation:style-name="pr2" draw:layer="layout" svg:width="20cm" svg:height="16.45cm" svg:x="0.501cm" svg:y="12.75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F369F5DE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8F77FAF7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9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1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1" draw:layer="layout" svg:width="0.999cm" svg:height="0.999cm" svg:x="19cm" svg:y="5.175cm" svg:viewBox="0 0 1000 1000" draw:points="0,0 1000,0 1000,1000">
            <text:p/>
          </draw:polyline>
          <draw:polygon draw:style-name="gr18" draw:text-style-name="P1" draw:layer="layout" svg:width="0.399cm" svg:height="0.399cm" svg:x="19.8cm" svg:y="8.975cm" svg:viewBox="0 0 400 400" draw:points="200,400 0,0 400,0">
            <text:p/>
          </draw:polygon>
          <draw:line draw:style-name="gr18" draw:text-style-name="P1" draw:layer="layout" svg:x1="19.8cm" svg:y1="9.375cm" svg:x2="20.2cm" svg:y2="9.375cm">
            <text:p/>
          </draw:line>
          <draw:line draw:style-name="gr18" draw:text-style-name="P1" draw:layer="layout" svg:x1="20cm" svg:y1="7.375cm" svg:x2="20cm" svg:y2="8.975cm">
            <text:p/>
          </draw:line>
          <draw:line draw:style-name="gr18" draw:text-style-name="P1" draw:layer="layout" svg:x1="20cm" svg:y1="9.375cm" svg:x2="20cm" svg:y2="10.975cm">
            <text:p/>
          </draw:line>
          <draw:line draw:style-name="gr18" draw:text-style-name="P1" draw:layer="layout" svg:x1="19.8cm" svg:y1="10.975cm" svg:x2="20.2cm" svg:y2="10.975cm">
            <text:p/>
          </draw:line>
          <draw:frame draw:style-name="gr43" draw:text-style-name="P9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9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9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9" draw:layer="layout" svg:width="4.211cm" svg:height="1.259cm" svg:x="21.014cm" svg:y="8.575cm">
            <draw:text-box>
              <text:p><text:span text:style-name="T8">Leuchtdiode</text:span></text:p>
              <text:p><text:span text:style-name="T11">L</text:span><text:span text:style-name="T8">ight </text:span><text:span text:style-name="T11">E</text:span><text:span text:style-name="T8">mitting </text:span><text:span text:style-name="T11">D</text:span><text:span text:style-name="T8">iode</text:span></text:p>
            </draw:text-box>
          </draw:frame>
          <draw:frame draw:style-name="gr47" draw:text-style-name="P9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9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1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9000001CB94D898BF.png" xlink:type="simple" xlink:show="embed" xlink:actuate="onLoad"/>
        </draw:frame>
        <presentation:notes draw:style-name="dp2">
          <draw:page-thumbnail draw:style-name="gr3" draw:layer="layout" svg:width="20cm" svg:height="11.25cm" svg:x="0.5cm" svg:y="0.5cm" draw:page-number="10" presentation:class="page"/>
          <draw:frame presentation:style-name="pr6" draw:layer="layout" svg:width="20cm" svg:height="16.45cm" svg:x="0.501cm" svg:y="12.75cm" presentation:class="notes">
            <draw:text-box>
              <text:p>Wichtig bei LEDs:</text:p>
              <text:list text:style-name="L1">
                <text:list-item>
                  <text:p>Vorwiderstand, sonst fliesst zu viel Strom und zerstört die LED</text:p>
                </text:list-item>
                <text:list-item>
                  <text:p>Richtig herum einbauen, falsch herum geht nichts kaputt, aber sie leuchtet nicht</text:p>
                </text:list-item>
              </text:list>
              <text:p/>
              <text:p>Steckbrett so orientieren wie hier gezeigt, um Verwirrung zu vermeiden.</text:p>
            </draw:text-box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20.15cm" svg:y1="11.7cm" svg:x2="21.8cm" svg:y2="11.7cm">
            <text:p/>
          </draw:line>
          <draw:custom-shape draw:style-name="gr17" draw:text-style-name="P1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" draw:layer="layout" svg:x1="20.15cm" svg:y1="11.7cm" svg:x2="19.55cm" svg:y2="12.15cm">
            <text:p/>
          </draw:line>
          <draw:line draw:style-name="gr18" draw:text-style-name="P1" draw:layer="layout" svg:x1="19.55cm" svg:y1="12.15cm" svg:x2="19.55cm" svg:y2="12.45cm">
            <text:p/>
          </draw:line>
          <draw:g>
            <draw:custom-shape draw:style-name="gr20" draw:text-style-name="P1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1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9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9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1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9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9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14" draw:layer="layout" svg:width="4.858cm" svg:height="1.009cm" svg:x="4.4cm" svg:y="3.389cm">
            <draw:text-box>
              <text:p><text:span text:style-name="T12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9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9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14" draw:layer="layout" svg:width="4.964cm" svg:height="1.009cm" svg:x="4.4cm" svg:y="8.398cm">
            <draw:text-box>
              <text:p><text:span text:style-name="T12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9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9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9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9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1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1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1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1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1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9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9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9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20D2E9CA.png" xlink:type="simple" xlink:show="embed" xlink:actuate="onLoad"/>
          </draw:frame>
        </draw:g>
        <presentation:notes draw:style-name="dp2">
          <draw:page-thumbnail draw:style-name="gr3" draw:layer="layout" svg:width="20cm" svg:height="11.25cm" svg:x="0.5cm" svg:y="0.5cm" draw:page-number="11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16" draw:layer="layout" svg:width="21.676cm" svg:height="7.128cm" svg:x="5.162cm" svg:y="3.811cm">
          <draw:text-box>
            <text:p text:style-name="P15"><text:span text:style-name="T13">// the setup function runs once when you press reset or power the board</text:span></text:p>
            <text:p text:style-name="P15"><text:span text:style-name="T14">void</text:span><text:span text:style-name="T15"> </text:span><text:span text:style-name="T16">setup</text:span><text:span text:style-name="T15">() {</text:span></text:p>
            <text:p text:style-name="P15"><text:span text:style-name="T15"><text:s/> </text:span><text:span text:style-name="T13">// initialize digital pin LED_BUILTIN as an output.</text:span></text:p>
            <text:p text:style-name="P15"><text:span text:style-name="T15"><text:s/> </text:span><text:span text:style-name="T17">pinMode</text:span><text:span text:style-name="T15">(</text:span><text:span text:style-name="T14">LED_BUILTIN</text:span><text:span text:style-name="T13">,</text:span><text:span text:style-name="T15"> </text:span><text:span text:style-name="T14">OUTPUT</text:span><text:span text:style-name="T15">);</text:span></text:p>
            <text:p text:style-name="P15"><text:span text:style-name="T15">}</text:span></text:p>
            <text:p text:style-name="P15"><text:span text:style-name="T15"/></text:p>
            <text:p text:style-name="P15"><text:span text:style-name="T13">// the loop function runs over and over again forever</text:span></text:p>
            <text:p text:style-name="P15"><text:span text:style-name="T14">void</text:span><text:span text:style-name="T15"> </text:span><text:span text:style-name="T16">loop</text:span><text:span text:style-name="T15">() {</text:span></text:p>
            <text:p text:style-name="P15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HIGH</text:span><text:span text:style-name="T15">);   </text:span><text:span text:style-name="T13">// turn the LED on (HIGH is the voltage level)</text:span></text:p>
            <text:p text:style-name="P15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15"><text:span text:style-name="T15"><text:s/> </text:span><text:span text:style-name="T17">digitalWrite</text:span><text:span text:style-name="T15">(</text:span><text:span text:style-name="T14">LED_BUILTIN</text:span><text:span text:style-name="T13">,</text:span><text:span text:style-name="T15"> </text:span><text:span text:style-name="T14">LOW</text:span><text:span text:style-name="T15">);    </text:span><text:span text:style-name="T13">// turn the LED off by making the voltage LOW</text:span></text:p>
            <text:p text:style-name="P15"><text:span text:style-name="T15"><text:s/> </text:span><text:span text:style-name="T17">delay</text:span><text:span text:style-name="T15">(1000);                       </text:span><text:span text:style-name="T13">// wait for a second</text:span></text:p>
            <text:p text:style-name="P15"><text:span text:style-name="T15">}</text:span></text:p>
          </draw:text-box>
        </draw:frame>
        <draw:frame draw:style-name="gr70" draw:text-style-name="P9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9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9" draw:layer="layout" svg:width="3.857cm" svg:height="1.259cm" svg:x="1.6cm" svg:y="11.5cm">
          <draw:text-box>
            <text:p><text:span text:style-name="T18">{ }</text:span><text:span text:style-name="T8"> fasst Befehle zu Block zusammen</text:span></text:p>
          </draw:text-box>
        </draw:frame>
        <draw:frame draw:style-name="gr73" draw:text-style-name="P9" draw:layer="layout" svg:width="4.007cm" svg:height="0.755cm" svg:x="6.9cm" svg:y="11.804cm">
          <draw:text-box>
            <text:p><text:span text:style-name="T18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9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9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layer="layout" svg:width="10.67cm" svg:height="1.01cm" svg:x="11.93cm" svg:y="12.11cm">
          <draw:text-box>
            <text:p>https://www.arduino.cc/en/Reference</text:p>
          </draw:text-box>
        </draw:frame>
        <draw:frame draw:style-name="gr76" draw:text-style-name="P9" draw:layer="layout" svg:width="7.974cm" svg:height="0.755cm" svg:x="11.626cm" svg:y="11.2cm">
          <draw:text-box>
            <text:p><text:span text:style-name="T8">Leerzeichen und Einrückung sind optional</text:span></text:p>
          </draw:text-box>
        </draw:frame>
        <draw:line draw:style-name="gr74" draw:text-style-name="P1" draw:layer="layout" svg:x1="12.393cm" svg:y1="11.2cm" svg:x2="12.393cm" svg:y2="9.745cm">
          <text:p/>
        </draw:line>
        <presentation:notes draw:style-name="dp2">
          <draw:page-thumbnail draw:style-name="gr3" draw:layer="layout" svg:width="20cm" svg:height="11.25cm" svg:x="0.5cm" svg:y="0.5cm" draw:page-number="12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9000001CB3F741260.png" xlink:type="simple" xlink:show="embed" xlink:actuate="onLoad"/>
        </draw:frame>
        <draw:frame draw:style-name="gr77" draw:text-style-name="P17" draw:layer="layout" svg:width="9.4cm" svg:height="9.244cm" svg:x="16.4cm" svg:y="3.253cm">
          <draw:text-box>
            <text:p text:style-name="P15"><text:span text:style-name="T19">void</text:span><text:span text:style-name="T20"> </text:span><text:span text:style-name="T21">setup</text:span><text:span text:style-name="T20">() {</text:span></text:p>
            <text:p text:style-name="P15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15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15"><text:span text:style-name="T20">}</text:span></text:p>
            <text:p text:style-name="P15"><text:span text:style-name="T20"/></text:p>
            <text:p text:style-name="P15"><text:span text:style-name="T19">void</text:span><text:span text:style-name="T20"> </text:span><text:span text:style-name="T21">loop</text:span><text:span text:style-name="T20">() {</text:span></text:p>
            <text:p text:style-name="P15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15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15"><text:span text:style-name="T20"><text:s/>   </text:span><text:span text:style-name="T26">delay</text:span><text:span text:style-name="T20">(200);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15"><text:span text:style-name="T20"><text:s/>   </text:span><text:span text:style-name="T26">delay</text:span><text:span text:style-name="T20">(200);</text:span></text:p>
            <text:p text:style-name="P15"><text:span text:style-name="T20"><text:s/> </text:span><text:span text:style-name="T20">}</text:span></text:p>
            <text:p text:style-name="P15"><text:span text:style-name="T20"><text:s/> </text:span><text:span text:style-name="T21">else</text:span><text:span text:style-name="T20"> {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15"><text:span text:style-name="T20"><text:s/> </text:span><text:span text:style-name="T20">}</text:span></text:p>
            <text:p text:style-name="P15"><text:span text:style-name="T20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0" draw:text-style-name="P9" draw:layer="layout" svg:width="6.738cm" svg:height="0.755cm" svg:x="7.262cm" svg:y="12.845cm">
          <draw:text-box>
            <text:p><text:span text:style-name="T8">braun schwarz orange gold (10 kΩ)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3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9000001CB3F741260.png" xlink:type="simple" xlink:show="embed" xlink:actuate="onLoad"/>
        </draw:frame>
        <draw:g>
          <draw:custom-shape draw:style-name="gr42" draw:text-style-name="P1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20cm" svg:y1="9.2cm" svg:x2="20cm" svg:y2="10cm">
            <text:p/>
          </draw:line>
          <draw:line draw:style-name="gr18" draw:text-style-name="P1" draw:layer="layout" svg:x1="19.8cm" svg:y1="9.995cm" svg:x2="20.2cm" svg:y2="9.995cm">
            <text:p/>
          </draw:line>
          <draw:frame draw:style-name="gr43" draw:text-style-name="P9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81" draw:text-style-name="P19" draw:layer="layout" svg:width="1.315cm" svg:height="0.755cm" svg:x="17.785cm" svg:y="6.6cm">
            <draw:text-box>
              <text:p text:style-name="P18"><text:span text:style-name="T8">D2</text:span></text:p>
            </draw:text-box>
          </draw:frame>
          <draw:frame draw:style-name="gr82" draw:text-style-name="P9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9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1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3" draw:text-style-name="P1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4" draw:text-style-name="P20" draw:layer="layout" svg:width="1.264cm" svg:height="0.755cm" svg:x="19.336cm" svg:y="3.045cm">
            <draw:text-box>
              <text:p text:style-name="P1"><text:span text:style-name="T8">+5V</text:span></text:p>
            </draw:text-box>
          </draw:frame>
          <draw:line draw:style-name="gr85" draw:text-style-name="P1" draw:layer="layout" svg:x1="20.2cm" svg:y1="5.6cm" svg:x2="20.8cm" svg:y2="5.6cm">
            <text:p/>
          </draw:line>
          <draw:line draw:style-name="gr86" draw:text-style-name="P1" draw:layer="layout" svg:x1="20.8cm" svg:y1="5.4cm" svg:x2="20.8cm" svg:y2="5.8cm">
            <text:p/>
          </draw:line>
          <draw:custom-shape draw:style-name="gr79" draw:text-style-name="P1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7" draw:text-style-name="P22" draw:layer="layout" svg:width="11.7cm" svg:height="1.599cm" svg:x="15.5cm" svg:y="11.591cm">
          <draw:text-box>
            <text:p text:style-name="P21"><text:span text:style-name="T2">Input-Pin darf nicht unverbunden sein, sonst liest er undefinierte Werte.</text:span><text:span text:style-name="T2"><text:tab/></text:span><text:span text:style-name="T28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8" draw:text-style-name="P1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9" draw:text-style-name="P1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1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20cm" svg:height="11.25cm" svg:x="0.5cm" svg:y="0.5cm" draw:page-number="14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7" draw:text-style-name="P17" draw:layer="layout" svg:width="9.4cm" svg:height="9.244cm" svg:x="16.4cm" svg:y="3.253cm">
          <draw:text-box>
            <text:p text:style-name="P15"><text:span text:style-name="T19">void</text:span><text:span text:style-name="T20"> </text:span><text:span text:style-name="T21">setup</text:span><text:span text:style-name="T20">() {</text:span></text:p>
            <text:p text:style-name="P15"><text:span text:style-name="T20"><text:s/> </text:span><text:span text:style-name="T22">pinMode</text:span><text:span text:style-name="T23">(2</text:span><text:span text:style-name="T24">,</text:span><text:span text:style-name="T23"> </text:span><text:span text:style-name="T25">INPUT</text:span><text:span text:style-name="T23">);</text:span></text:p>
            <text:p text:style-name="P15"><text:span text:style-name="T20"><text:s/> </text:span><text:span text:style-name="T26">pinMode</text:span><text:span text:style-name="T20">(13</text:span><text:span text:style-name="T27">,</text:span><text:span text:style-name="T20"> </text:span><text:span text:style-name="T19">OUTPUT</text:span><text:span text:style-name="T20">);</text:span></text:p>
            <text:p text:style-name="P15"><text:span text:style-name="T20">}</text:span></text:p>
            <text:p text:style-name="P15"><text:span text:style-name="T20"/></text:p>
            <text:p text:style-name="P15"><text:span text:style-name="T19">void</text:span><text:span text:style-name="T20"> </text:span><text:span text:style-name="T21">loop</text:span><text:span text:style-name="T20">() {</text:span></text:p>
            <text:p text:style-name="P15"><text:span text:style-name="T20"><text:s/> </text:span><text:span text:style-name="T19">int</text:span><text:span text:style-name="T20"> switchState </text:span><text:span text:style-name="T27">=</text:span><text:span text:style-name="T20"> </text:span><text:span text:style-name="T22">digitalRead</text:span><text:span text:style-name="T23">(2);</text:span></text:p>
            <text:p text:style-name="P15"><text:span text:style-name="T20"><text:s/> </text:span><text:span text:style-name="T21">if</text:span><text:span text:style-name="T20"> (switchState </text:span><text:span text:style-name="T27">==</text:span><text:span text:style-name="T20"> </text:span><text:span text:style-name="T19">HIGH</text:span><text:span text:style-name="T20">) {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HIGH</text:span><text:span text:style-name="T20">);</text:span></text:p>
            <text:p text:style-name="P15"><text:span text:style-name="T20"><text:s/>   </text:span><text:span text:style-name="T26">delay</text:span><text:span text:style-name="T20">(200);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15"><text:span text:style-name="T20"><text:s/>   </text:span><text:span text:style-name="T26">delay</text:span><text:span text:style-name="T20">(200);</text:span></text:p>
            <text:p text:style-name="P15"><text:span text:style-name="T20"><text:s/> </text:span><text:span text:style-name="T20">}</text:span></text:p>
            <text:p text:style-name="P15"><text:span text:style-name="T20"><text:s/> </text:span><text:span text:style-name="T21">else</text:span><text:span text:style-name="T20"> {</text:span></text:p>
            <text:p text:style-name="P15"><text:span text:style-name="T20"><text:s/>   </text:span><text:span text:style-name="T26">digitalWrite</text:span><text:span text:style-name="T20">(13</text:span><text:span text:style-name="T27">,</text:span><text:span text:style-name="T20"> </text:span><text:span text:style-name="T19">LOW</text:span><text:span text:style-name="T20">);</text:span></text:p>
            <text:p text:style-name="P15"><text:span text:style-name="T20"><text:s/> </text:span><text:span text:style-name="T20">}</text:span></text:p>
            <text:p text:style-name="P15"><text:span text:style-name="T20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8" draw:text-style-name="P19" draw:layer="layout" svg:width="6.8cm" svg:height="0.755cm" svg:x="8.4cm" svg:y="11.8cm">
          <draw:text-box>
            <text:p text:style-name="P18"><text:span text:style-name="T8">Gross-/Kleinschreibung beachten</text:span></text:p>
          </draw:text-box>
        </draw:frame>
        <draw:frame draw:style-name="gr89" draw:text-style-name="P19" draw:layer="layout" svg:width="9.2cm" svg:height="2.342cm" svg:x="6cm" svg:y="5.7cm">
          <draw:text-box>
            <text:p text:style-name="P18"><text:span text:style-name="T8">Variable</text:span></text:p>
            <text:p text:style-name="P18"><text:span text:style-name="T8">Datentyp: </text:span><text:span text:style-name="T29">int</text:span><text:span text:style-name="T8"> = Ganzzahl</text:span></text:p>
            <text:p text:style-name="P18"><text:span text:style-name="T8">gültig innerhalb des nächstäusseren </text:span><text:span text:style-name="T29">{}</text:span><text:span text:style-name="T8">-Blocks</text:span></text:p>
            <text:p text:style-name="P18"><text:span text:style-name="T29">=</text:span><text:span text:style-name="T8">: Zuweisung</text:span></text:p>
          </draw:text-box>
        </draw:frame>
        <draw:frame draw:style-name="gr90" draw:text-style-name="P19" draw:layer="layout" svg:width="6.8cm" svg:height="1.788cm" svg:x="8.4cm" svg:y="8.341cm">
          <draw:text-box>
            <text:p text:style-name="P18"><text:span text:style-name="T8">Entscheidung</text:span></text:p>
            <text:p text:style-name="P18"><text:span text:style-name="T8">wenn/dann/sonst</text:span></text:p>
            <text:p text:style-name="P18"><text:span text:style-name="T29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91" draw:text-style-name="P9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5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BBED2557.png" xlink:type="simple" xlink:show="embed" xlink:actuate="onLoad"/>
        </draw:frame>
        <draw:frame draw:style-name="gr92" draw:layer="layout" svg:width="12.9cm" svg:height="9.889cm" svg:x="1.7cm" svg:y="3.499cm">
          <draw:text-box>
            <text:p>Pulse-Width Modulation:</text:p>
            <text:p>Spannung zwischen low und high simuliert durch schnelles Blinken</text:p>
            <text:p>feste Frequenz (~490 Hz), variable Pulsbreite</text:p>
            <text:p/>
            <text:p>vom Mikrocontroller in Hardware implementiert auf mit ~ markierten Pins</text:p>
            <text:p/>
            <text:p><text:span text:style-name="T30">analogWrite(</text:span><text:span text:style-name="T31">pin</text:span><text:span text:style-name="T30">, </text:span><text:span text:style-name="T31">duty</text:span><text:span text:style-name="T30">)</text:span> nimmt Wert zwischen 0 (immer aus) und 255 (immer ein), 128 = 50%</text:p>
            <text:p/>
            <text:p><text:span text:style-name="T28">Projektbuch S. 5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6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770DAE3.png" xlink:type="simple" xlink:show="embed" xlink:actuate="onLoad"/>
        </draw:frame>
        <draw:frame draw:style-name="gr77" draw:text-style-name="P23" draw:layer="layout" svg:width="9.4cm" svg:height="9.244cm" svg:x="16.4cm" svg:y="3.253cm">
          <draw:text-box>
            <text:p text:style-name="P15"><text:span text:style-name="T32">void</text:span><text:span text:style-name="T33"> </text:span><text:span text:style-name="T34">setup</text:span><text:span text:style-name="T33">() {</text:span></text:p>
            <text:p text:style-name="P15"><text:span text:style-name="T33"><text:s/> </text:span><text:span text:style-name="T35">pinMode</text:span><text:span text:style-name="T33">(3</text:span><text:span text:style-name="T36">,</text:span><text:span text:style-name="T33"> </text:span><text:span text:style-name="T32">OUTPUT</text:span><text:span text:style-name="T33">);</text:span></text:p>
            <text:p text:style-name="P15"><text:span text:style-name="T33">}</text:span></text:p>
            <text:p text:style-name="P15"><text:span text:style-name="T33"/></text:p>
            <text:p text:style-name="P15"><text:span text:style-name="T32">void</text:span><text:span text:style-name="T33"> </text:span><text:span text:style-name="T34">loop</text:span><text:span text:style-name="T33">() {</text:span></text:p>
            <text:p text:style-name="P15"><text:span text:style-name="T33"><text:s/> </text:span><text:span text:style-name="T32">int</text:span><text:span text:style-name="T33"> brightness </text:span><text:span text:style-name="T36">=</text:span><text:span text:style-name="T33"> 0;</text:span></text:p>
            <text:p text:style-name="P15"><text:span text:style-name="T33"><text:s/> </text:span><text:span text:style-name="T34">while</text:span><text:span text:style-name="T33"> (brightness </text:span><text:span text:style-name="T36">&lt;</text:span><text:span text:style-name="T33"> 255) {</text:span></text:p>
            <text:p text:style-name="P15"><text:span text:style-name="T33"><text:s/>   </text:span><text:span text:style-name="T33">brightness </text:span><text:span text:style-name="T36">+=</text:span><text:span text:style-name="T33"> 51;</text:span></text:p>
            <text:p text:style-name="P15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15"><text:span text:style-name="T33"><text:s/>   </text:span><text:span text:style-name="T35">delay</text:span><text:span text:style-name="T33">(200);</text:span></text:p>
            <text:p text:style-name="P15"><text:span text:style-name="T33"><text:s/> </text:span><text:span text:style-name="T33">}</text:span></text:p>
            <text:p text:style-name="P15"><text:span text:style-name="T33"><text:s/> </text:span><text:span text:style-name="T34">while</text:span><text:span text:style-name="T33"> (brightness </text:span><text:span text:style-name="T36">&gt;</text:span><text:span text:style-name="T33"> 0) {</text:span></text:p>
            <text:p text:style-name="P15"><text:span text:style-name="T33"><text:s/>   </text:span><text:span text:style-name="T33">brightness </text:span><text:span text:style-name="T36">-=</text:span><text:span text:style-name="T33"> 51;</text:span></text:p>
            <text:p text:style-name="P15"><text:span text:style-name="T33"><text:s/>   </text:span><text:span text:style-name="T35">analogWrite</text:span><text:span text:style-name="T33">(3</text:span><text:span text:style-name="T36">,</text:span><text:span text:style-name="T33"> brightness);</text:span></text:p>
            <text:p text:style-name="P15"><text:span text:style-name="T33"><text:s/>   </text:span><text:span text:style-name="T35">delay</text:span><text:span text:style-name="T33">(200);</text:span></text:p>
            <text:p text:style-name="P15"><text:span text:style-name="T33"><text:s/> </text:span><text:span text:style-name="T33">}</text:span></text:p>
            <text:p text:style-name="P15"><text:span text:style-name="T33">}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7" presentation:class="page"/>
          <draw:frame presentation:style-name="pr8" draw:layer="layout" svg:width="20cm" svg:height="16.45cm" svg:x="0.5cm" svg:y="12.75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8" draw:style-name="dp3" draw:master-page-name="Default" presentation:presentation-page-layout-name="AL2T1"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2D71C62C.png" xlink:type="simple" xlink:show="embed" xlink:actuate="onLoad"/>
        </draw:frame>
        <draw:frame presentation:style-name="pr3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3" draw:text-style-name="P24" draw:layer="layout" svg:width="9.4cm" svg:height="8.186cm" svg:x="16.4cm" svg:y="3.253cm">
          <draw:text-box>
            <text:p text:style-name="P15"><text:span text:style-name="T37">void</text:span><text:span text:style-name="T38"> </text:span><text:span text:style-name="T39">setup</text:span><text:span text:style-name="T38">() {</text:span></text:p>
            <text:p text:style-name="P15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15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}</text:span></text:p>
            <text:p text:style-name="P15"><text:span text:style-name="T38"/></text:p>
            <text:p text:style-name="P15"><text:span text:style-name="T37">void</text:span><text:span text:style-name="T38"> </text:span><text:span text:style-name="T39">loop</text:span><text:span text:style-name="T38">() {</text:span></text:p>
            <text:p text:style-name="P15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2">analogRead</text:span><text:span text:style-name="T43">(A0);</text:span></text:p>
            <text:p text:style-name="P15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15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15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15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15"><text:span text:style-name="T38">}</text:span></text:p>
          </draw:text-box>
        </draw:frame>
        <draw:frame draw:style-name="gr94" draw:text-style-name="P26" draw:layer="layout" svg:width="6.569cm" svg:height="1.805cm" svg:x="17.816cm" svg:y="11.995cm">
          <draw:text-box>
            <text:p text:style-name="P25"><text:span text:style-name="T44">value</text:span> =<text:tab/>0<text:tab/>…<text:tab/>1023</text:p>
            <text:p text:style-name="P25"><text:tab/>0 V<text:tab/><text:tab/>5 V</text:p>
          </draw:text-box>
        </draw:frame>
        <draw:g>
          <draw:custom-shape draw:style-name="gr42" draw:text-style-name="P1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5" draw:text-style-name="P1" draw:layer="layout" svg:x1="6.4cm" svg:y1="12.6cm" svg:x2="7.2cm" svg:y2="12.6cm">
            <text:p/>
          </draw:line>
        </draw:g>
        <draw:frame draw:style-name="gr96" draw:layer="layout" svg:width="4.46cm" svg:height="1.009cm" svg:x="1.6cm" svg:y="12cm">
          <draw:text-box>
            <text:p>Potentiometer</text:p>
          </draw:text-box>
        </draw:frame>
        <draw:frame draw:style-name="gr97" draw:text-style-name="P9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8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Analoge Sensoren messen kontinuierliche Werte und setzen sie in kontinuierliche Spannung, z.B. zwischen 0 V und 5 V um.</text:p>
              <text:p>Mikrocontroller hat ADCs um damit umzugehen.</text:p>
              <text:p>Potentiometer als analoger Sensor: verstellbarer Widerstand, so aufgebaut, wie sein Schaltsymbol zeigt</text:p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8" draw:text-style-name="P24" draw:layer="layout" svg:width="9.4cm" svg:height="10.302cm" svg:x="2.9cm" svg:y="3.2cm">
          <draw:text-box>
            <text:p text:style-name="P15"><text:span text:style-name="T37">void</text:span><text:span text:style-name="T38"> </text:span><text:span text:style-name="T39">setup</text:span><text:span text:style-name="T38">() {</text:span></text:p>
            <text:p text:style-name="P15"><text:span text:style-name="T38"><text:s/> </text:span><text:span text:style-name="T40">pinMode</text:span><text:span text:style-name="T38">(A0</text:span><text:span text:style-name="T41">,</text:span><text:span text:style-name="T38"> </text:span><text:span text:style-name="T37">INPUT</text:span><text:span text:style-name="T38">);</text:span></text:p>
            <text:p text:style-name="P15"><text:span text:style-name="T38"><text:s/> </text:span><text:span text:style-name="T40">pinMode</text:span><text:span text:style-name="T38">(4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5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6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0">pinMode</text:span><text:span text:style-name="T38">(7</text:span><text:span text:style-name="T41">,</text:span><text:span text:style-name="T38"> </text:span><text:span text:style-name="T37">OUTPUT</text:span><text:span text:style-name="T38">);</text:span></text:p>
            <text:p text:style-name="P15"><text:span text:style-name="T38"><text:s/> </text:span><text:span text:style-name="T45">Serial</text:span><text:span text:style-name="T46">.</text:span><text:span text:style-name="T42">begin</text:span><text:span text:style-name="T43">(9600);</text:span></text:p>
            <text:p text:style-name="P15"><text:span text:style-name="T38">}</text:span></text:p>
            <text:p text:style-name="P15"><text:span text:style-name="T38"/></text:p>
            <text:p text:style-name="P15"><text:span text:style-name="T37">void</text:span><text:span text:style-name="T38"> </text:span><text:span text:style-name="T39">loop</text:span><text:span text:style-name="T38">() {</text:span></text:p>
            <text:p text:style-name="P15"><text:span text:style-name="T38"><text:s/> </text:span><text:span text:style-name="T37">int</text:span><text:span text:style-name="T38"> value </text:span><text:span text:style-name="T41">=</text:span><text:span text:style-name="T38"> </text:span><text:span text:style-name="T40">analogRead</text:span><text:span text:style-name="T38">(A0);</text:span></text:p>
            <text:p text:style-name="P15"><text:span text:style-name="T38"><text:s/> </text:span><text:span text:style-name="T45">Serial</text:span><text:span text:style-name="T46">.</text:span><text:span text:style-name="T42">print</text:span><text:span text:style-name="T43">(</text:span><text:span text:style-name="T47">"value: "</text:span><text:span text:style-name="T43">);</text:span></text:p>
            <text:p text:style-name="P15"><text:span text:style-name="T38"><text:s/> </text:span><text:span text:style-name="T45">Serial</text:span><text:span text:style-name="T46">.</text:span><text:span text:style-name="T42">println</text:span><text:span text:style-name="T43">(value);</text:span></text:p>
            <text:p text:style-name="P15"><text:span text:style-name="T38"><text:s/> </text:span><text:span text:style-name="T40">digitalWrite</text:span><text:span text:style-name="T38">(4</text:span><text:span text:style-name="T41">,</text:span><text:span text:style-name="T38"> value </text:span><text:span text:style-name="T41">&gt;</text:span><text:span text:style-name="T38"> 200);</text:span></text:p>
            <text:p text:style-name="P15"><text:span text:style-name="T38"><text:s/> </text:span><text:span text:style-name="T40">digitalWrite</text:span><text:span text:style-name="T38">(5</text:span><text:span text:style-name="T41">,</text:span><text:span text:style-name="T38"> value </text:span><text:span text:style-name="T41">&gt;</text:span><text:span text:style-name="T38"> 400);</text:span></text:p>
            <text:p text:style-name="P15"><text:span text:style-name="T38"><text:s/> </text:span><text:span text:style-name="T40">digitalWrite</text:span><text:span text:style-name="T38">(6</text:span><text:span text:style-name="T41">,</text:span><text:span text:style-name="T38"> value </text:span><text:span text:style-name="T41">&gt;</text:span><text:span text:style-name="T38"> 600);</text:span></text:p>
            <text:p text:style-name="P15"><text:span text:style-name="T38"><text:s/> </text:span><text:span text:style-name="T40">digitalWrite</text:span><text:span text:style-name="T38">(7</text:span><text:span text:style-name="T41">,</text:span><text:span text:style-name="T38"> value </text:span><text:span text:style-name="T41">&gt;</text:span><text:span text:style-name="T38"> 800);</text:span></text:p>
            <text:p text:style-name="P15"><text:span text:style-name="T38"><text:s/> </text:span><text:span text:style-name="T42">delay</text:span><text:span text:style-name="T43">(200);</text:span></text:p>
            <text:p text:style-name="P15"><text:span text:style-name="T38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9" draw:text-style-name="P1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0" draw:text-style-name="P1" draw:layer="layout" svg:width="0.799cm" svg:height="0.999cm" svg:x="17.4cm" svg:y="4.185cm" svg:viewBox="0 0 800 1000" draw:points="0,0 800,0 800,1000">
            <text:p/>
          </draw:polyline>
          <draw:custom-shape draw:style-name="gr101" draw:text-style-name="P1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9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20cm" svg:height="11.25cm" svg:x="0.5cm" svg:y="0.5cm" draw:page-number="19" presentation:class="page"/>
          <draw:frame presentation:style-name="pr2" draw:layer="layout" svg:width="20cm" svg:height="16.45cm" svg:x="0.501cm" svg:y="12.75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23" draw:layer="layout" svg:width="9.4cm" svg:height="7.128cm" svg:x="16.4cm" svg:y="3.253cm">
          <draw:text-box>
            <text:p text:style-name="P15"><text:span text:style-name="T32">void</text:span><text:span text:style-name="T33"> </text:span><text:span text:style-name="T34">setup</text:span><text:span text:style-name="T33">() {</text:span></text:p>
            <text:p text:style-name="P15"><text:span text:style-name="T33">}</text:span></text:p>
            <text:p text:style-name="P15"><text:span text:style-name="T33"/></text:p>
            <text:p text:style-name="P15"><text:span text:style-name="T32">void</text:span><text:span text:style-name="T33"> </text:span><text:span text:style-name="T34">loop</text:span><text:span text:style-name="T33">() {</text:span></text:p>
            <text:p text:style-name="P15"><text:span text:style-name="T33"><text:s/> </text:span><text:span text:style-name="T35">tone</text:span><text:span text:style-name="T33">(8</text:span><text:span text:style-name="T36">,</text:span><text:span text:style-name="T33"> 440</text:span><text:span text:style-name="T36">,</text:span><text:span text:style-name="T33"> 200);</text:span></text:p>
            <text:p text:style-name="P15"><text:span text:style-name="T33"><text:s/> </text:span><text:span text:style-name="T35">delay</text:span><text:span text:style-name="T33">(200);</text:span></text:p>
            <text:p text:style-name="P15"><text:span text:style-name="T33"><text:s/> </text:span><text:span text:style-name="T35">tone</text:span><text:span text:style-name="T33">(8</text:span><text:span text:style-name="T36">,</text:span><text:span text:style-name="T33"> 550</text:span><text:span text:style-name="T36">,</text:span><text:span text:style-name="T33"> 100);</text:span></text:p>
            <text:p text:style-name="P15"><text:span text:style-name="T33"><text:s/> </text:span><text:span text:style-name="T35">delay</text:span><text:span text:style-name="T33">(100);</text:span></text:p>
            <text:p text:style-name="P15"><text:span text:style-name="T33"><text:s/> </text:span><text:span text:style-name="T35">tone</text:span><text:span text:style-name="T33">(8</text:span><text:span text:style-name="T36">,</text:span><text:span text:style-name="T33"> 587</text:span><text:span text:style-name="T36">,</text:span><text:span text:style-name="T33"> 100);</text:span></text:p>
            <text:p text:style-name="P15"><text:span text:style-name="T33"><text:s/> </text:span><text:span text:style-name="T35">delay</text:span><text:span text:style-name="T33">(100);</text:span></text:p>
            <text:p text:style-name="P15"><text:span text:style-name="T33"><text:s/> </text:span><text:span text:style-name="T35">tone</text:span><text:span text:style-name="T33">(8</text:span><text:span text:style-name="T36">,</text:span><text:span text:style-name="T33"> 660</text:span><text:span text:style-name="T36">,</text:span><text:span text:style-name="T33"> 100);</text:span></text:p>
            <text:p text:style-name="P15"><text:span text:style-name="T33"><text:s/> </text:span><text:span text:style-name="T35">delay</text:span><text:span text:style-name="T33">(1600);</text:span></text:p>
            <text:p text:style-name="P15"><text:span text:style-name="T33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9F1BAD8F.png" xlink:type="simple" xlink:show="embed" xlink:actuate="onLoad"/>
        </draw:frame>
        <draw:frame draw:style-name="gr102" draw:text-style-name="P9" draw:layer="layout" svg:width="9.985cm" svg:height="2.381cm" svg:x="16.2cm" svg:y="11.134cm">
          <draw:text-box>
            <text:p><text:span text:style-name="T48">tone(</text:span><text:span text:style-name="T49">pin</text:span><text:span text:style-name="T48">, </text:span><text:span text:style-name="T49">frequency</text:span><text:span text:style-name="T48">, </text:span><text:span text:style-name="T49">[duration]</text:span><text:span text:style-name="T48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0" presentation:class="page"/>
          <draw:frame presentation:style-name="pr7" draw:layer="layout" svg:width="20cm" svg:height="16.45cm" svg:x="0.5cm" svg:y="12.75cm" presentation:class="notes" presentation:user-transformed="true">
            <draw:text-box>
              <text:p>Programm läuft nach Aufruf von tone() sofort weiter, es wird nicht auf das Ende des Tons gewartet – deshalb zusätzliches delay()</text:p>
              <text:p>Weitere Spezialitäten zu beachten: siehe Referenz</text:p>
            </draw:text-box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ervo ansteuern <text:span text:style-name="T50">(Buch Projekt 05)</text:span></text:p>
          </draw:text-box>
        </draw:frame>
        <draw:frame draw:style-name="gr103" draw:text-style-name="P27" draw:layer="layout" svg:width="7.906cm" svg:height="4.041cm" svg:x="17.894cm" svg:y="3.253cm">
          <draw:text-box>
            <text:p text:style-name="P25"><text:span text:style-name="T51">Programm:</text:span></text:p>
            <text:p text:style-name="P25"><text:span text:style-name="T51"/></text:p>
            <text:p text:style-name="P25"><text:span text:style-name="T51">Datei ▸ Beispiele</text:span></text:p>
            <text:p text:style-name="P25"><text:span text:style-name="T51">▸ </text:span><text:span text:style-name="T51">10.StarterKit_BasicKit</text:span></text:p>
            <text:p text:style-name="P25"><text:span text:style-name="T51">▸ </text:span><text:span text:style-name="T51">p05_ServoMoodIndicator</text:span></text:p>
          </draw:text-box>
        </draw:frame>
        <draw:frame draw:style-name="gr91" draw:text-style-name="P9" draw:layer="layout" svg:width="4.388cm" svg:height="0.755cm" svg:x="11.875cm" svg:y="13.045cm">
          <draw:text-box>
            <text:p><text:span text:style-name="T8">Projektbuch S. 64–67</text:span></text:p>
          </draw:text-box>
        </draw:frame>
        <draw:frame draw:style-name="gr1" draw:text-style-name="P1" draw:layer="layout" svg:width="14.396cm" svg:height="9.035cm" svg:x="2.115cm" svg:y="3.333cm">
          <draw:image xlink:href="Pictures/100655E60000383D0000234CEDEEE41E31280148.svg" xlink:type="simple" xlink:show="embed" xlink:actuate="onLoad">
            <text:p/>
          </draw:image>
          <draw:image xlink:href="Pictures/10000201000002DB000001CB11E1779D.png" xlink:type="simple" xlink:show="embed" xlink:actuate="onLoad"/>
        </draw:frame>
        <draw:frame draw:style-name="gr104" draw:text-style-name="P9" draw:layer="layout" svg:width="5.734cm" svg:height="1.763cm" svg:x="2.615cm" svg:y="12.037cm">
          <draw:text-box>
            <text:p><text:span text:style-name="T8">Elektrolyt-Kondensator</text:span></text:p>
            <text:p><text:span text:style-name="T8">richtig herum anschliessen!</text:span></text:p>
            <text:p><text:span text:style-name="T8">Minus-Markierung beachten.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1" presentation:class="page"/>
          <draw:frame presentation:style-name="pr8" draw:layer="layout" svg:width="20cm" svg:height="16.45cm" svg:x="0.5cm" svg:y="12.7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usbli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Kontrollstrukturen: mit <text:span text:style-name="T52">if</text:span> und <text:span text:style-name="T52">while</text:span> geht alles, manchmal ist <text:span text:style-name="T52">for</text:span>, <text:span text:style-name="T52">switch</text:span>, <text:span text:style-name="T52">do while</text:span> bequemer</text:p>
              </text:list-item>
              <text:list-item>
                <text:p>Logische Verknüpfungen: Und, Oder, Nicht</text:p>
              </text:list-item>
              <text:list-item>
                <text:p>Datentypen: was sind die Limiten von <text:span text:style-name="T52">int</text:span>, was gibts sonst noch? Ganzzahlen, Kommazahlen, Zeichenketten</text:p>
              </text:list-item>
              <text:list-item>
                <text:p>Mathe: Modulo, Bitmanipulation, Zufallszahlen, Trigonometrie</text:p>
              </text:list-item>
              <text:list-item>
                <text:p>Arrays: mehrere Werte in einer Variable</text:p>
              </text:list-item>
              <text:list-item>
                <text:p>Funktionen schreiben und verwenden</text:p>
              </text:list-item>
              <text:list-item>
                <text:p>Libraries verwenden</text:p>
                <text:p><text:span text:style-name="T53">Im Übrigen: die Sprache ist (fast) C++, es gilt jede C- oder C++-Referenz</text:span></text:p>
                <text:p/>
              </text:list-item>
              <text:list-item>
                <text:p>Mehr Sensoren: Licht, Temperatur (analog/digital), Feuchte, Distanz, Beschleunigung, Magnetfeld</text:p>
              </text:list-item>
              <text:list-item>
                <text:p>Mehr Aktoren: Servo, DC-Motor, Schrittmotor, LCD-Anzeige, LED-Strips, Relais</text:p>
              </text:list-item>
              <text:list-item>
                <text:p>Mit anderer Hardware sprechen: Real-Time Clock, RFID, SD-Karte, GPS, Internet</text:p>
              </text:list-item>
            </text:list>
          </draw:text-box>
        </draw:frame>
        <presentation:notes draw:style-name="dp2">
          <draw:page-thumbnail draw:style-name="gr3" draw:layer="layout" svg:width="20cm" svg:height="11.25cm" svg:x="0.5cm" svg:y="0.5cm" draw:page-number="22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draw:style-name="gr105" draw:text-style-name="P28" draw:layer="layout" svg:width="25.199cm" svg:height="9.134cm" svg:x="1.4cm" svg:y="3.685cm">
          <draw:text-box>
            <text:p><text:span text:style-name="T28">Quellennachweis:</text:span></text:p>
            <text:p><text:span text:style-name="T28">Arduino-Uno-Foto von www.arduino.cc, CC BY-SA 3.0</text:span></text:p>
            <text:p><text:span text:style-name="T28">Felssturz-Illustration aus dem Arduino-Projektbuch, © Arduino Srl., CC BY-NC-SA 3.0</text:span></text:p>
            <text:p><text:span text:style-name="T28">Schaltungsskizzen erstellt mit Fritzing (http://fritzing.org), CC BY-SA 3.0</text:span></text:p>
            <text:p><text:span text:style-name="T28"/></text:p>
            <text:p><text:span text:style-name="T28">© 2017–2018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20cm" svg:height="11.25cm" svg:x="0.5cm" svg:y="0.5cm" draw:page-number="23" presentation:class="page"/>
          <draw:frame presentation:style-name="pr2" draw:layer="layout" svg:width="20cm" svg:height="16.45cm" svg:x="0.501cm" svg:y="12.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CodePro-Bold1" svg:font-family="SourceCodePro-Bold"/>
    <style:font-face style:name="SourceCodePro-Regular1" svg:font-family="SourceCodePro-Regular"/>
    <style:font-face style:name="Lato4" svg:font-family="Lato" style:font-adornments="Light" style:font-pitch="variable"/>
    <style:font-face style:name="Lato2" svg:font-family="Lato" style:font-adornments="Regular" style:font-pitch="variable"/>
    <style:font-face style:name="Lucida Sans1" svg:font-family="'Lucida Sans'" style:font-pitch="variable"/>
    <style:font-face style:name="SimSun1" svg:font-family="SimSun" style:font-pitch="variable"/>
    <style:font-face style:name="Source Code Pro1" svg:font-family="'Source Code Pro'" style:font-pitch="variable"/>
    <style:font-face style:name="Source Code Pro" svg:font-family="'Source Code Pro'" style:font-adornments="Regular" style:font-pitch="variable"/>
    <style:font-face style:name="SourceCodePro-Bold" svg:font-family="SourceCodePro-Bold" style:font-pitch="variable"/>
    <style:font-face style:name="SourceCodePro-Regular" svg:font-family="SourceCodePro-Regular" style:font-pitch="variable"/>
    <style:font-face style:name="Lato" svg:font-family="Lato" style:font-family-generic="roman" style:font-pitch="variable"/>
    <style:font-face style:name="Lato3" svg:font-family="Lato" style:font-adornments="Light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4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3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3" draw:layer="backgroundobjects" svg:width="4cm" svg:height="1.28cm" svg:x="12.013cm" svg:y="14.154cm">
        <draw:image xlink:href="Pictures/100205430000D83B000044F706809979.svg" xlink:type="simple" xlink:show="embed" xlink:actuate="onLoad">
          <text:p/>
        </draw:image>
        <draw:image xlink:href="Pictures/10000201000004E40000018F4DFBEADF.png" xlink:type="simple" xlink:show="embed" xlink:actuate="onLoad"/>
      </draw:frame>
      <draw:frame presentation:style-name="Mpr1" draw:text-style-name="MP4" draw:layer="backgroundobjects" svg:width="8.875cm" svg:height="1.085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cm" svg:height="11.25cm" svg:x="0.5cm" svg:y="0.5cm" presentation:class="page"/>
        <draw:frame presentation:style-name="Default-notes" draw:layer="backgroundobjects" svg:width="20cm" svg:height="16.45cm" svg:x="0.501cm" svg:y="12.75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8-10-28T10:10:22.091385181</dc:date>
    <meta:editing-duration>P2DT1H32M50S</meta:editing-duration>
    <meta:editing-cycles>41</meta:editing-cycles>
    <meta:generator>LibreOffice/4.3.5.2$MacOSX_x86 LibreOffice_project/3a87456aaa6a95c63eea1c1b3201acedf0751bd5</meta:generator>
    <meta:document-statistic meta:object-count="366"/>
  </office:meta>
</office:document-meta>
</file>